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C229A4842787C6AA.png" manifest:media-type="image/png"/>
  <manifest:file-entry manifest:full-path="Pictures/1000020100000422000000B28E6D1922B84B2803.png" manifest:media-type="image/png"/>
  <manifest:file-entry manifest:full-path="Pictures/1000020100000422000000A28007CF17A1AE36F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slide1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slide2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8007CF17A1AE36FB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8E6D1922B84B2803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C229A4842787C6AA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6T09:46:55.984545410</meta:creation-date>
    <meta:editing-duration>PT27S</meta:editing-duration>
    <meta:editing-cycles>2</meta:editing-cycles>
    <meta:generator>LibreOffice/6.3.4.2$MacOSX_X86_64 LibreOffice_project/60da17e045e08f1793c57c00ba83cdfce946d0aa</meta:generator>
    <dc:title>Beehive</dc:title>
    <dc:date>2020-03-06T09:47:23.386169382</dc:date>
    <meta:document-statistic meta:object-count="43"/>
  </office:meta>
</office:document-meta>
</file>